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lant_id</text:p>
          </table:table-cell>
          <table:table-cell table:style-name="ce1" office:value-type="string" calcext:value-type="string">
            <text:p>wet_weight_g</text:p>
          </table:table-cell>
          <table:table-cell table:style-name="ce1" office:value-type="string" calcext:value-type="string">
            <text:p>soil_depth_1</text:p>
          </table:table-cell>
          <table:table-cell table:style-name="ce1" office:value-type="string" calcext:value-type="string">
            <text:p>soil_depth_2</text:p>
          </table:table-cell>
          <table:table-cell table:style-name="ce1" office:value-type="string" calcext:value-type="string">
            <text:p>soil_depth_3</text:p>
          </table:table-cell>
          <table:table-cell table:style-name="ce1" office:value-type="string" calcext:value-type="string">
            <text:p>soil_depth_4</text:p>
          </table:table-cell>
          <table:table-cell table:style-name="ce1" office:value-type="string" calcext:value-type="string">
            <text:p>wet_weight_roots_g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-11</text:p>
          </table:table-cell>
          <table:table-cell office:value-type="float" office:value="479.4" calcext:value-type="float">
            <text:p>479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eneral note, all plants: Plant weights on 12/12, but roots not removed from pots and weighed until 12/31. </text:p>
          </table:table-cell>
        </table:table-row>
        <table:table-row table:style-name="ro1">
          <table:table-cell office:value-type="string" calcext:value-type="string">
            <text:p>w-27</text:p>
          </table:table-cell>
          <table:table-cell office:value-type="float" office:value="447.9" calcext:value-type="float">
            <text:p>447.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m-7</text:p>
          </table:table-cell>
          <table:table-cell office:value-type="float" office:value="561.7" calcext:value-type="float">
            <text:p>561.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orgot to measure soil depth</text:p>
          </table:table-cell>
        </table:table-row>
        <table:table-row table:style-name="ro1">
          <table:table-cell office:value-type="string" calcext:value-type="string">
            <text:p>w-10</text:p>
          </table:table-cell>
          <table:table-cell office:value-type="float" office:value="478.1" calcext:value-type="float">
            <text:p>478.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m-10</text:p>
          </table:table-cell>
          <table:table-cell office:value-type="float" office:value="660.5" calcext:value-type="float">
            <text:p>660.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d-6</text:p>
          </table:table-cell>
          <table:table-cell office:value-type="float" office:value="505.5" calcext:value-type="float">
            <text:p>505.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m-6</text:p>
          </table:table-cell>
          <table:table-cell office:value-type="float" office:value="665.4" calcext:value-type="float">
            <text:p>665.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w-7</text:p>
          </table:table-cell>
          <table:table-cell office:value-type="float" office:value="593.6" calcext:value-type="float">
            <text:p>593.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d-10</text:p>
          </table:table-cell>
          <table:table-cell office:value-type="float" office:value="536.1" calcext:value-type="float">
            <text:p>536.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m-11</text:p>
          </table:table-cell>
          <table:table-cell office:value-type="float" office:value="671.1" calcext:value-type="float">
            <text:p>67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w-28</text:p>
          </table:table-cell>
          <table:table-cell office:value-type="float" office:value="496.8" calcext:value-type="float">
            <text:p>496.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w-25</text:p>
          </table:table-cell>
          <table:table-cell office:value-type="float" office:value="555.4" calcext:value-type="float">
            <text:p>555.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d-7</text:p>
          </table:table-cell>
          <table:table-cell office:value-type="float" office:value="416.8" calcext:value-type="float">
            <text:p>416.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w-6</text:p>
          </table:table-cell>
          <table:table-cell office:value-type="float" office:value="632.5" calcext:value-type="float">
            <text:p>632.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w-26</text:p>
          </table:table-cell>
          <table:table-cell office:value-type="float" office:value="475.6" calcext:value-type="float">
            <text:p>47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w-2</text:p>
          </table:table-cell>
          <table:table-cell office:value-type="float" office:value="758.3" calcext:value-type="float">
            <text:p>758.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ot a treated plant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1:22:38.747026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06:32.014135668</meta:creation-date>
    <dc:date>2020-04-07T14:19:49.961382783</dc:date>
    <meta:editing-duration>PT2H51M55S</meta:editing-duration>
    <meta:editing-cycles>9</meta:editing-cycles>
    <meta:generator>LibreOffice/6.2.8.2$Linux_X86_64 LibreOffice_project/20$Build-2</meta:generator>
    <meta:document-statistic meta:table-count="1" meta:cell-count="123" meta:object-count="0"/>
  </office:meta>
</office:document-meta>
</file>